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LocatorWrapper.setLocator( XML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ocatorWrapper.getLiteral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ocatorWrapper.XMLLocatorWr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XMLLocatorWrapper.getLoc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LocatorWrapper.getLine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ocatorWrapper.getEncod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ocatorWrapper.getCharacterOff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ocatorWrapper.getXMLVer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ocatorWrapper.getPublic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ocatorWrapper.getBase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ocatorWrapper.getExpandedSystem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MLLocatorWrapper.getColumnNumb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